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Pictures/100000000000007D00000021BA686BEA.png" manifest:media-type=""/>
  <manifest:file-entry manifest:full-path="Pictures/100000000000008000000027FFDF0457.png" manifest:media-type=""/>
  <manifest:file-entry manifest:full-path="Pictures/100000000000015E00000024594E3700.png" manifest:media-type=""/>
  <manifest:file-entry manifest:full-path="Pictures/100000000000003A00000031B1BDD590.png" manifest:media-type=""/>
  <manifest:file-entry manifest:full-path="Pictures/100000000000007D0000002D4F10B0A4.png" manifest:media-type=""/>
  <manifest:file-entry manifest:full-path="Pictures/1000000000000044000000312E001241.png" manifest:media-type=""/>
  <manifest:file-entry manifest:full-path="Pictures/10000000000000260000001980C68750.png" manifest:media-type=""/>
  <manifest:file-entry manifest:full-path="Pictures/100000000000001F00000013BE0C5926.png" manifest:media-type=""/>
  <manifest:file-entry manifest:full-path="Pictures/100000000000008E0000001BBF5B8D4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3cm" draw:marker-end-width="0.353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objectwithoutfill">
      <style:graphic-properties svg:stroke-width="0.102cm" draw:marker-start-width="0.353cm" draw:marker-end="Arrowheads_20_1" draw:marker-end-width="0.453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000000" draw:marker-start-width="0.353cm" draw:marker-end-width="0.353cm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5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width="0.152cm" svg:stroke-color="#000000" draw:marker-start-width="0.428cm" draw:marker-end-width="0.428cm" draw:fill="solid" draw:fill-color="#ffffff" draw:opacity="0%" draw:textarea-horizontal-align="justify" draw:textarea-vertical-align="middle" draw:auto-grow-height="false" fo:padding-top="0.201cm" fo:padding-bottom="0.201cm" fo:padding-left="0.326cm" fo:padding-right="0.326cm" draw:shadow-offset-x="0.203cm" draw:shadow-offset-y="0.203cm" draw:shadow-opacity="0%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747cm" svg:height="5.969cm" svg:x="13.065cm" svg:y="3.7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985cm" svg:y1="4.429cm" svg:x2="13.065cm" svg:y2="4.429cm">
          <text:p/>
        </draw:line>
        <draw:line draw:style-name="gr2" draw:text-style-name="P1" draw:layer="layout" svg:x1="12.938cm" svg:y1="8.493cm" svg:x2="7.731cm" svg:y2="8.493cm">
          <text:p/>
        </draw:line>
        <draw:frame draw:style-name="gr3" draw:text-style-name="P1" draw:layer="layout" svg:width="3.756cm" svg:height="0.713cm" svg:x="8.493cm" svg:y="3.286cm">
          <draw:image xlink:href="Pictures/100000000000008E0000001BBF5B8D4D.png" xlink:type="simple" xlink:show="embed" xlink:actuate="onLoad">
            <text:p/>
          </draw:image>
        </draw:frame>
        <draw:frame draw:style-name="gr3" draw:text-style-name="P1" draw:layer="layout" svg:width="0.819cm" svg:height="0.502cm" svg:x="10.017cm" svg:y="7.604cm">
          <draw:image xlink:href="Pictures/100000000000001F00000013BE0C5926.png" xlink:type="simple" xlink:show="embed" xlink:actuate="onLoad">
            <text:p/>
          </draw:image>
        </draw:frame>
        <draw:frame draw:style-name="gr3" draw:text-style-name="P1" draw:layer="layout" svg:width="3.429cm" svg:height="2.311cm" svg:x="15.351cm" svg:y="5.547cm">
          <draw:image xlink:href="Pictures/1000000000000044000000312E001241.png" xlink:type="simple" xlink:show="embed" xlink:actuate="onLoad">
            <text:p/>
          </draw:image>
        </draw:frame>
        <draw:custom-shape draw:style-name="gr4" draw:text-style-name="P2" draw:layer="layout" svg:width="6.349cm" svg:height="6.222cm" svg:x="10.525cm" svg:y="12.938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7.002cm" svg:y1="14.89cm" svg:x2="20.685cm" svg:y2="14.89cm">
          <text:p/>
        </draw:line>
        <draw:frame draw:style-name="gr3" draw:text-style-name="P1" draw:layer="layout" svg:width="3.306cm" svg:height="1.19cm" svg:x="17.129cm" svg:y="13.192cm">
          <draw:image xlink:href="Pictures/100000000000007D0000002D4F10B0A4.png" xlink:type="simple" xlink:show="embed" xlink:actuate="onLoad">
            <text:p/>
          </draw:image>
        </draw:frame>
        <draw:line draw:style-name="gr2" draw:text-style-name="P1" draw:layer="layout" svg:x1="20.431cm" svg:y1="18.526cm" svg:x2="17.002cm" svg:y2="18.526cm">
          <text:p/>
        </draw:line>
        <draw:frame draw:style-name="gr3" draw:text-style-name="P1" draw:layer="layout" svg:width="2.921cm" svg:height="2.565cm" svg:x="12.43cm" svg:y="14.589cm">
          <draw:image xlink:href="Pictures/100000000000003A00000031B1BDD590.png" xlink:type="simple" xlink:show="embed" xlink:actuate="onLoad">
            <text:p/>
          </draw:image>
        </draw:frame>
        <draw:custom-shape draw:style-name="gr5" draw:text-style-name="P1" draw:layer="layout" svg:width="2.413cm" svg:height="0.889cm" svg:x="21.701cm" svg:y="17.256cm">
          <text:p text:style-name="P1">Is <text:span text:style-name="T1">b</text:span> </text:p>
          <text:p text:style-name="P1"><text:span text:style-name="T2">random</text:span> or </text:p>
          <text:p text:style-name="P1"><text:span text:style-name="T3">XLPN sample</text:span></text:p>
          <text:p text:style-name="P1">?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6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7cm" svg:height="5.969cm" svg:x="18.145cm" svg:y="5.44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335cm" svg:y1="6.842cm" svg:x2="18.018cm" svg:y2="6.842cm">
          <text:p/>
        </draw:line>
        <draw:line draw:style-name="gr2" draw:text-style-name="P1" draw:layer="layout" svg:x1="18.018cm" svg:y1="10.144cm" svg:x2="14.335cm" svg:y2="10.144cm">
          <text:p/>
        </draw:line>
        <draw:frame draw:style-name="gr3" draw:text-style-name="P1" draw:layer="layout" svg:width="3.756cm" svg:height="0.713cm" svg:x="13.754cm" svg:y="5.621cm">
          <draw:image xlink:href="Pictures/100000000000008E0000001BBF5B8D4D.png" xlink:type="simple" xlink:show="embed" xlink:actuate="onLoad">
            <text:p/>
          </draw:image>
        </draw:frame>
        <draw:frame draw:style-name="gr3" draw:text-style-name="P1" draw:layer="layout" svg:width="3.429cm" svg:height="2.311cm" svg:x="20.431cm" svg:y="7.198cm">
          <draw:image xlink:href="Pictures/1000000000000044000000312E001241.png" xlink:type="simple" xlink:show="embed" xlink:actuate="onLoad">
            <text:p/>
          </draw:image>
        </draw:frame>
        <draw:custom-shape draw:style-name="gr4" draw:text-style-name="P2" draw:layer="layout" svg:width="4.191cm" svg:height="17.145cm" svg:x="1.635cm" svg:y="2.27cm">
          <text:p text:style-name="P2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5.318cm" svg:x2="9.636cm" svg:y2="5.318cm">
          <text:p/>
        </draw:line>
        <draw:frame draw:style-name="gr3" draw:text-style-name="P1" draw:layer="layout" svg:width="3.306cm" svg:height="1.19cm" svg:x="6.08cm" svg:y="3.62cm">
          <draw:image xlink:href="Pictures/100000000000007D0000002D4F10B0A4.png" xlink:type="simple" xlink:show="embed" xlink:actuate="onLoad">
            <text:p/>
          </draw:image>
        </draw:frame>
        <draw:frame draw:style-name="gr3" draw:text-style-name="P1" draw:layer="layout" svg:width="6.105cm" svg:height="1.016cm" svg:x="10.398cm" svg:y="4.048cm">
          <draw:image xlink:href="Pictures/100000000000015E00000024594E3700.png" xlink:type="simple" xlink:show="embed" xlink:actuate="onLoad">
            <text:p/>
          </draw:image>
        </draw:frame>
        <draw:line draw:style-name="gr2" draw:text-style-name="P1" draw:layer="layout" svg:x1="9.382cm" svg:y1="17.129cm" svg:x2="5.953cm" svg:y2="17.129cm">
          <text:p/>
        </draw:lin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5" draw:text-style-name="P1" draw:layer="layout" svg:width="2.413cm" svg:height="0.889cm" svg:x="6.715cm" svg:y="14.843cm">
          <text:p text:style-name="P1">Is <text:span text:style-name="T1">b</text:span> </text:p>
          <text:p text:style-name="P1"><text:span text:style-name="T2">random</text:span> or </text:p>
          <text:p text:style-name="P1"><text:span text:style-name="T3">XLPN sample</text:span></text:p>
          <text:p text:style-name="P1">?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04cm" svg:height="0.66cm" svg:x="15.744cm" svg:y="8.976cm">
          <draw:image xlink:href="Pictures/10000000000000260000001980C68750.png" xlink:type="simple" xlink:show="embed" xlink:actuate="onLoad">
            <text:p/>
          </draw:image>
        </draw:frame>
        <draw:frame draw:style-name="gr7" draw:layer="layout" svg:width="1.999cm" svg:height="0.999cm" svg:x="13.13cm" svg:y="11.5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3" draw:style-name="dp1" draw:master-page-name="Default">
        <draw:custom-shape draw:style-name="gr6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7cm" svg:height="5.969cm" svg:x="17.51cm" svg:y="6.20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cm" svg:y1="7.604cm" svg:x2="17.383cm" svg:y2="7.604cm">
          <text:p/>
        </draw:line>
        <draw:line draw:style-name="gr2" draw:text-style-name="P1" draw:layer="layout" svg:x1="17.383cm" svg:y1="10.906cm" svg:x2="13.7cm" svg:y2="10.906cm">
          <text:p/>
        </draw:line>
        <draw:frame draw:style-name="gr3" draw:text-style-name="P1" draw:layer="layout" svg:width="3.756cm" svg:height="0.713cm" svg:x="13.119cm" svg:y="6.383cm">
          <draw:image xlink:href="Pictures/100000000000008E0000001BBF5B8D4D.png" xlink:type="simple" xlink:show="embed" xlink:actuate="onLoad">
            <text:p/>
          </draw:image>
        </draw:frame>
        <draw:frame draw:style-name="gr3" draw:text-style-name="P1" draw:layer="layout" svg:width="3.429cm" svg:height="2.311cm" svg:x="19.796cm" svg:y="7.96cm">
          <draw:image xlink:href="Pictures/1000000000000044000000312E001241.png" xlink:type="simple" xlink:show="embed" xlink:actuate="onLoad">
            <text:p/>
          </draw:image>
        </draw:frame>
        <draw:custom-shape draw:style-name="gr4" draw:text-style-name="P2" draw:layer="layout" svg:width="4.191cm" svg:height="17.145cm" svg:x="1.63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5.318cm" svg:x2="9.636cm" svg:y2="5.318cm">
          <text:p/>
        </draw:line>
        <draw:frame draw:style-name="gr3" draw:text-style-name="P1" draw:layer="layout" svg:width="3.306cm" svg:height="1.19cm" svg:x="6.08cm" svg:y="3.62cm">
          <draw:image xlink:href="Pictures/100000000000007D0000002D4F10B0A4.png" xlink:type="simple" xlink:show="embed" xlink:actuate="onLoad">
            <text:p/>
          </draw:image>
        </draw:frame>
        <draw:frame draw:style-name="gr3" draw:text-style-name="P1" draw:layer="layout" svg:width="6.105cm" svg:height="1.016cm" svg:x="11.287cm" svg:y="4.048cm">
          <draw:image xlink:href="Pictures/100000000000015E00000024594E3700.png" xlink:type="simple" xlink:show="embed" xlink:actuate="onLoad">
            <text:p/>
          </draw:image>
        </draw:frame>
        <draw:line draw:style-name="gr2" draw:text-style-name="P1" draw:layer="layout" svg:x1="9.763cm" svg:y1="17.129cm" svg:x2="5.953cm" svg:y2="17.129cm">
          <text:p/>
        </draw:lin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5" draw:text-style-name="P3" draw:layer="layout" svg:width="2.413cm" svg:height="0.889cm" svg:x="6.588cm" svg:y="15.478cm">
          <text:p text:style-name="P3"><text:s/>We state that</text:p>
          <text:p text:style-name="P3"><text:span text:style-name="T1">b</text:span> is</text:p>
          <text:p text:style-name="P3"><text:span text:style-name="T2">random</text:span> 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" draw:layer="layout" svg:width="1.004cm" svg:height="0.66cm" svg:x="15.109cm" svg:y="9.738cm">
          <draw:image xlink:href="Pictures/10000000000000260000001980C68750.png" xlink:type="simple" xlink:show="embed" xlink:actuate="onLoad">
            <text:p/>
          </draw:image>
        </draw:frame>
        <draw:frame draw:style-name="gr7" draw:layer="layout" svg:width="1.999cm" svg:height="0.999cm" svg:x="13.065cm" svg:y="11.41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3.386cm" svg:height="1.031cm" svg:x="13.108cm" svg:y="14.462cm">
          <draw:image xlink:href="Pictures/100000000000008000000027FFDF0457.png" xlink:type="simple" xlink:show="embed" xlink:actuate="onLoad">
            <text:p/>
          </draw:image>
        </draw:frame>
        <draw:custom-shape draw:style-name="gr5" draw:text-style-name="P4" draw:layer="layout" svg:width="1.651cm" svg:height="0.762cm" svg:x="11.287cm" svg:y="14.589cm">
          <text:p text:style-name="P4"><text:span text:style-name="T4">1) if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6" draw:text-style-name="P1" draw:layer="layout" svg:width="16.51cm" svg:height="17.145cm" svg:x="10.017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747cm" svg:height="5.969cm" svg:x="17.51cm" svg:y="6.20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3.7cm" svg:y1="7.604cm" svg:x2="17.383cm" svg:y2="7.604cm">
          <text:p/>
        </draw:line>
        <draw:line draw:style-name="gr2" draw:text-style-name="P1" draw:layer="layout" svg:x1="17.383cm" svg:y1="10.906cm" svg:x2="13.7cm" svg:y2="10.906cm">
          <text:p/>
        </draw:line>
        <draw:frame draw:style-name="gr3" draw:text-style-name="P1" draw:layer="layout" svg:width="3.756cm" svg:height="0.713cm" svg:x="13.119cm" svg:y="6.383cm">
          <draw:image xlink:href="Pictures/100000000000008E0000001BBF5B8D4D.png" xlink:type="simple" xlink:show="embed" xlink:actuate="onLoad">
            <text:p/>
          </draw:image>
        </draw:frame>
        <draw:frame draw:style-name="gr3" draw:text-style-name="P1" draw:layer="layout" svg:width="3.429cm" svg:height="2.311cm" svg:x="19.796cm" svg:y="7.96cm">
          <draw:image xlink:href="Pictures/1000000000000044000000312E001241.png" xlink:type="simple" xlink:show="embed" xlink:actuate="onLoad">
            <text:p/>
          </draw:image>
        </draw:frame>
        <draw:custom-shape draw:style-name="gr4" draw:text-style-name="P2" draw:layer="layout" svg:width="4.191cm" svg:height="17.145cm" svg:x="1.635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953cm" svg:y1="5.318cm" svg:x2="9.636cm" svg:y2="5.318cm">
          <text:p/>
        </draw:line>
        <draw:frame draw:style-name="gr3" draw:text-style-name="P1" draw:layer="layout" svg:width="3.306cm" svg:height="1.19cm" svg:x="6.08cm" svg:y="3.62cm">
          <draw:image xlink:href="Pictures/100000000000007D0000002D4F10B0A4.png" xlink:type="simple" xlink:show="embed" xlink:actuate="onLoad">
            <text:p/>
          </draw:image>
        </draw:frame>
        <draw:frame draw:style-name="gr3" draw:text-style-name="P1" draw:layer="layout" svg:width="6.105cm" svg:height="1.016cm" svg:x="11.287cm" svg:y="4.048cm">
          <draw:image xlink:href="Pictures/100000000000015E00000024594E3700.png" xlink:type="simple" xlink:show="embed" xlink:actuate="onLoad">
            <text:p/>
          </draw:image>
        </draw:frame>
        <draw:line draw:style-name="gr2" draw:text-style-name="P1" draw:layer="layout" svg:x1="9.763cm" svg:y1="17.129cm" svg:x2="5.953cm" svg:y2="17.129cm">
          <text:p/>
        </draw:line>
        <draw:frame draw:style-name="gr3" draw:text-style-name="P1" draw:layer="layout" svg:width="2.921cm" svg:height="2.565cm" svg:x="2.27cm" svg:y="8.468cm">
          <draw:image xlink:href="Pictures/100000000000003A00000031B1BDD590.png" xlink:type="simple" xlink:show="embed" xlink:actuate="onLoad">
            <text:p/>
          </draw:image>
        </draw:frame>
        <draw:custom-shape draw:style-name="gr5" draw:text-style-name="P3" draw:layer="layout" svg:width="2.413cm" svg:height="0.889cm" svg:x="6.715cm" svg:y="15.478cm">
          <text:p text:style-name="P3"><text:s/>We state that</text:p>
          <text:p text:style-name="P3"><text:span text:style-name="T1">b</text:span> is</text:p>
          <text:p text:style-name="P1"><text:span text:style-name="T3">XLPN sample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.004cm" svg:height="0.66cm" svg:x="15.109cm" svg:y="9.738cm">
          <draw:image xlink:href="Pictures/10000000000000260000001980C68750.png" xlink:type="simple" xlink:show="embed" xlink:actuate="onLoad">
            <text:p/>
          </draw:image>
        </draw:frame>
        <draw:frame draw:style-name="gr7" draw:layer="layout" svg:width="1.999cm" svg:height="0.999cm" svg:x="13.065cm" svg:y="11.4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5" draw:text-style-name="P4" draw:layer="layout" svg:width="2.032cm" svg:height="0.889cm" svg:x="11.16cm" svg:y="15.224cm">
          <text:p text:style-name="P4"><text:span text:style-name="T4">2) if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306cm" svg:height="0.872cm" svg:x="13.315cm" svg:y="15.114cm">
          <draw:image xlink:href="Pictures/100000000000007D00000021BA686B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3T09:59:16</meta:creation-date>
    <dc:date>2013-04-03T14:27:14</dc:date>
    <meta:editing-duration>PT3H57M37S</meta:editing-duration>
    <meta:editing-cycles>4</meta:editing-cycles>
    <meta:generator>LibreOffice/3.6$Linux_X86_64 LibreOffice_project/360m1$Build-304</meta:generator>
    <meta:document-statistic meta:object-count="61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mrow/>
</math>
</file>